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1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2.526cm"/>
    </style:style>
    <style:style style:name="co7" style:family="table-column">
      <style:table-column-properties fo:break-before="auto" style:column-width="2.36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3.04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d9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6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d6dce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7" table:number-columns-repeated="14" table:default-cell-style-name="Default"/>
        <table:table-column table:style-name="co4" table:number-columns-repeated="38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Datos Medidos</text:p>
          </table:table-cell>
          <table:covered-table-cell table:number-columns-repeated="3" table:style-name="ce10"/>
          <table:table-cell table:style-name="ce13"/>
          <table:table-cell table:number-columns-repeated="58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Potencia medida en dBm</text:p>
          </table:table-cell>
          <table:covered-table-cell table:number-columns-repeated="3" table:style-name="ce10"/>
          <table:table-cell table:style-name="ce14"/>
          <table:table-cell table:style-name="ce15" table:number-columns-repeated="5"/>
          <table:table-cell table:style-name="ce21"/>
          <table:table-cell table:number-columns-repeated="52"/>
        </table:table-row>
        <table:table-row table:style-name="ro1">
          <table:table-cell table:style-name="ce1" office:value-type="string" calcext:value-type="string">
            <text:p>GT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14"/>
          <table:table-cell table:style-name="ce16" office:value-type="string" calcext:value-type="string" table:number-columns-spanned="5" table:number-rows-spanned="1">
            <text:p>atenuacion Cable</text:p>
          </table:table-cell>
          <table:covered-table-cell table:number-columns-repeated="3" table:style-name="ce18"/>
          <table:covered-table-cell table:style-name="ce20"/>
          <table:table-cell table:style-name="ce21"/>
          <table:table-cell table:number-columns-repeated="52"/>
        </table:table-row>
        <table:table-row table:style-name="ro1">
          <table:table-cell table:style-name="ce2" office:value-type="string" calcext:value-type="string">
            <text:p>Frecuencia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20 dB</text:p>
          </table:table-cell>
          <table:table-cell table:style-name="ce11" office:value-type="string" calcext:value-type="string">
            <text:p>GTX = 30 dB</text:p>
          </table:table-cell>
          <table:table-cell table:style-name="ce14"/>
          <table:table-cell table:style-name="ce17" office:value-type="string" calcext:value-type="string">
            <text:p>Frecuencia MHz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20 dB</text:p>
          </table:table-cell>
          <table:table-cell table:style-name="ce11" office:value-type="string" calcext:value-type="string">
            <text:p>GTX = 30 dB</text:p>
          </table:table-cell>
          <table:table-cell table:style-name="ce22"/>
          <table:table-cell table:number-columns-repeated="52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-43.77" calcext:value-type="float">
            <text:p>-43,77</text:p>
          </table:table-cell>
          <table:table-cell table:style-name="ce7" office:value-type="float" office:value="-34.12" calcext:value-type="float">
            <text:p>-34,12</text:p>
          </table:table-cell>
          <table:table-cell table:style-name="ce7" office:value-type="float" office:value="-24.38" calcext:value-type="float">
            <text:p>-24,38</text:p>
          </table:table-cell>
          <table:table-cell table:style-name="ce7" office:value-type="float" office:value="-17.63" calcext:value-type="float">
            <text:p>-17,63</text:p>
          </table:table-cell>
          <table:table-cell table:style-name="ce14"/>
          <table:table-cell table:style-name="ce3" office:value-type="float" office:value="50" calcext:value-type="float">
            <text:p>50</text:p>
          </table:table-cell>
          <table:table-cell table:style-name="ce19" table:formula="of:=-([.$B$22]+[.$B$3]-[.$B$23]-[.B5])" office:value-type="float" office:value="-5.61000000000001" calcext:value-type="float">
            <text:p>-5,61</text:p>
          </table:table-cell>
          <table:table-cell table:style-name="ce19" table:formula="of:=-([.$B$22]+[.$C$3]-[.$B$23]-[.C5])" office:value-type="float" office:value="-5.96" calcext:value-type="float">
            <text:p>-5,96</text:p>
          </table:table-cell>
          <table:table-cell table:style-name="ce19" table:formula="of:=-([.$B$22]+[.$D$3]-[.$B$23]-[.D5])" office:value-type="float" office:value="-6.22" calcext:value-type="float">
            <text:p>-6,22</text:p>
          </table:table-cell>
          <table:table-cell table:style-name="ce19" table:formula="of:=-([.$B$22]+[.$E$3]-[.$B$23]-[.E5])" office:value-type="float" office:value="-9.47" calcext:value-type="float">
            <text:p>-9,47</text:p>
          </table:table-cell>
          <table:table-cell table:number-columns-repeated="5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-42.92" calcext:value-type="float">
            <text:p>-42,92</text:p>
          </table:table-cell>
          <table:table-cell table:style-name="ce7" office:value-type="float" office:value="-33.15" calcext:value-type="float">
            <text:p>-33,15</text:p>
          </table:table-cell>
          <table:table-cell table:style-name="ce7" office:value-type="float" office:value="-23.47" calcext:value-type="float">
            <text:p>-23,47</text:p>
          </table:table-cell>
          <table:table-cell table:style-name="ce7" office:value-type="float" office:value="-17.55" calcext:value-type="float">
            <text:p>-17,55</text:p>
          </table:table-cell>
          <table:table-cell table:style-name="ce14"/>
          <table:table-cell table:style-name="ce3" office:value-type="float" office:value="60" calcext:value-type="float">
            <text:p>60</text:p>
          </table:table-cell>
          <table:table-cell table:style-name="ce19" table:formula="of:=-([.$B$22]+[.$B$3]-[.$B$23]-[.B6])" office:value-type="float" office:value="-4.76000000000001" calcext:value-type="float">
            <text:p>-4,76</text:p>
          </table:table-cell>
          <table:table-cell table:style-name="ce19" table:formula="of:=-([.$B$22]+[.$C$3]-[.$B$23]-[.C6])" office:value-type="float" office:value="-4.99" calcext:value-type="float">
            <text:p>-4,99</text:p>
          </table:table-cell>
          <table:table-cell table:style-name="ce19" table:formula="of:=-([.$B$22]+[.$D$3]-[.$B$23]-[.D6])" office:value-type="float" office:value="-5.31" calcext:value-type="float">
            <text:p>-5,31</text:p>
          </table:table-cell>
          <table:table-cell table:style-name="ce19" table:formula="of:=-([.$B$22]+[.$E$3]-[.$B$23]-[.E6])" office:value-type="float" office:value="-9.39" calcext:value-type="float">
            <text:p>-9,39</text:p>
          </table:table-cell>
          <table:table-cell table:number-columns-repeated="5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float" office:value="-42.87" calcext:value-type="float">
            <text:p>-42,87</text:p>
          </table:table-cell>
          <table:table-cell table:style-name="ce7" office:value-type="float" office:value="-33.24" calcext:value-type="float">
            <text:p>-33,24</text:p>
          </table:table-cell>
          <table:table-cell table:style-name="ce7" office:value-type="float" office:value="-23.47" calcext:value-type="float">
            <text:p>-23,47</text:p>
          </table:table-cell>
          <table:table-cell table:style-name="ce7" office:value-type="float" office:value="-17.72" calcext:value-type="float">
            <text:p>-17,72</text:p>
          </table:table-cell>
          <table:table-cell table:style-name="ce14"/>
          <table:table-cell table:style-name="ce3" office:value-type="float" office:value="70" calcext:value-type="float">
            <text:p>70</text:p>
          </table:table-cell>
          <table:table-cell table:style-name="ce19" table:formula="of:=-([.$B$22]+[.$B$3]-[.$B$23]-[.B7])" office:value-type="float" office:value="-4.71" calcext:value-type="float">
            <text:p>-4,71</text:p>
          </table:table-cell>
          <table:table-cell table:style-name="ce19" table:formula="of:=-([.$B$22]+[.$C$3]-[.$B$23]-[.C7])" office:value-type="float" office:value="-5.08" calcext:value-type="float">
            <text:p>-5,08</text:p>
          </table:table-cell>
          <table:table-cell table:style-name="ce19" table:formula="of:=-([.$B$22]+[.$D$3]-[.$B$23]-[.D7])" office:value-type="float" office:value="-5.31" calcext:value-type="float">
            <text:p>-5,31</text:p>
          </table:table-cell>
          <table:table-cell table:style-name="ce19" table:formula="of:=-([.$B$22]+[.$E$3]-[.$B$23]-[.E7])" office:value-type="float" office:value="-9.56" calcext:value-type="float">
            <text:p>-9,56</text:p>
          </table:table-cell>
          <table:table-cell table:number-columns-repeated="5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7" office:value-type="float" office:value="-43.21" calcext:value-type="float">
            <text:p>-43,21</text:p>
          </table:table-cell>
          <table:table-cell table:style-name="ce7" office:value-type="float" office:value="-33.57" calcext:value-type="float">
            <text:p>-33,57</text:p>
          </table:table-cell>
          <table:table-cell table:style-name="ce7" office:value-type="float" office:value="-23.81" calcext:value-type="float">
            <text:p>-23,81</text:p>
          </table:table-cell>
          <table:table-cell table:style-name="ce7" office:value-type="float" office:value="-18.12" calcext:value-type="float">
            <text:p>-18,12</text:p>
          </table:table-cell>
          <table:table-cell table:style-name="ce14"/>
          <table:table-cell table:style-name="ce3" office:value-type="float" office:value="80" calcext:value-type="float">
            <text:p>80</text:p>
          </table:table-cell>
          <table:table-cell table:style-name="ce19" table:formula="of:=-([.$B$22]+[.$B$3]-[.$B$23]-[.B8])" office:value-type="float" office:value="-5.05" calcext:value-type="float">
            <text:p>-5,05</text:p>
          </table:table-cell>
          <table:table-cell table:style-name="ce19" table:formula="of:=-([.$B$22]+[.$C$3]-[.$B$23]-[.C8])" office:value-type="float" office:value="-5.41" calcext:value-type="float">
            <text:p>-5,41</text:p>
          </table:table-cell>
          <table:table-cell table:style-name="ce19" table:formula="of:=-([.$B$22]+[.$D$3]-[.$B$23]-[.D8])" office:value-type="float" office:value="-5.65" calcext:value-type="float">
            <text:p>-5,65</text:p>
          </table:table-cell>
          <table:table-cell table:style-name="ce19" table:formula="of:=-([.$B$22]+[.$E$3]-[.$B$23]-[.E8])" office:value-type="float" office:value="-9.96" calcext:value-type="float">
            <text:p>-9,96</text:p>
          </table:table-cell>
          <table:table-cell table:number-columns-repeated="5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7" office:value-type="float" office:value="-43.57" calcext:value-type="float">
            <text:p>-43,57</text:p>
          </table:table-cell>
          <table:table-cell table:style-name="ce7" office:value-type="float" office:value="-33.92" calcext:value-type="float">
            <text:p>-33,92</text:p>
          </table:table-cell>
          <table:table-cell table:style-name="ce7" office:value-type="float" office:value="-24.08" calcext:value-type="float">
            <text:p>-24,08</text:p>
          </table:table-cell>
          <table:table-cell table:style-name="ce7" office:value-type="float" office:value="-18.33" calcext:value-type="float">
            <text:p>-18,33</text:p>
          </table:table-cell>
          <table:table-cell table:style-name="ce14"/>
          <table:table-cell table:style-name="ce3" office:value-type="float" office:value="90" calcext:value-type="float">
            <text:p>90</text:p>
          </table:table-cell>
          <table:table-cell table:style-name="ce19" table:formula="of:=-([.$B$22]+[.$B$3]-[.$B$23]-[.B9])" office:value-type="float" office:value="-5.41" calcext:value-type="float">
            <text:p>-5,41</text:p>
          </table:table-cell>
          <table:table-cell table:style-name="ce19" table:formula="of:=-([.$B$22]+[.$C$3]-[.$B$23]-[.C9])" office:value-type="float" office:value="-5.76" calcext:value-type="float">
            <text:p>-5,76</text:p>
          </table:table-cell>
          <table:table-cell table:style-name="ce19" table:formula="of:=-([.$B$22]+[.$D$3]-[.$B$23]-[.D9])" office:value-type="float" office:value="-5.92" calcext:value-type="float">
            <text:p>-5,92</text:p>
          </table:table-cell>
          <table:table-cell table:style-name="ce19" table:formula="of:=-([.$B$22]+[.$E$3]-[.$B$23]-[.E9])" office:value-type="float" office:value="-10.17" calcext:value-type="float">
            <text:p>-10,17</text:p>
          </table:table-cell>
          <table:table-cell table:number-columns-repeated="5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-43.87" calcext:value-type="float">
            <text:p>-43,87</text:p>
          </table:table-cell>
          <table:table-cell table:style-name="ce7" office:value-type="float" office:value="-34.17" calcext:value-type="float">
            <text:p>-34,17</text:p>
          </table:table-cell>
          <table:table-cell table:style-name="ce7" office:value-type="float" office:value="-24.43" calcext:value-type="float">
            <text:p>-24,43</text:p>
          </table:table-cell>
          <table:table-cell table:style-name="ce7" office:value-type="float" office:value="-18.56" calcext:value-type="float">
            <text:p>-18,56</text:p>
          </table:table-cell>
          <table:table-cell table:style-name="ce14"/>
          <table:table-cell table:style-name="ce3" office:value-type="float" office:value="100" calcext:value-type="float">
            <text:p>100</text:p>
          </table:table-cell>
          <table:table-cell table:style-name="ce19" table:formula="of:=-([.$B$22]+[.$B$3]-[.$B$23]-[.B10])" office:value-type="float" office:value="-5.71" calcext:value-type="float">
            <text:p>-5,71</text:p>
          </table:table-cell>
          <table:table-cell table:style-name="ce19" table:formula="of:=-([.$B$22]+[.$C$3]-[.$B$23]-[.C10])" office:value-type="float" office:value="-6.01" calcext:value-type="float">
            <text:p>-6,01</text:p>
          </table:table-cell>
          <table:table-cell table:style-name="ce19" table:formula="of:=-([.$B$22]+[.$D$3]-[.$B$23]-[.D10])" office:value-type="float" office:value="-6.27" calcext:value-type="float">
            <text:p>-6,27</text:p>
          </table:table-cell>
          <table:table-cell table:style-name="ce19" table:formula="of:=-([.$B$22]+[.$E$3]-[.$B$23]-[.E10])" office:value-type="float" office:value="-10.4" calcext:value-type="float">
            <text:p>-10,40</text:p>
          </table:table-cell>
          <table:table-cell table:number-columns-repeated="53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7" office:value-type="float" office:value="-47.69" calcext:value-type="float">
            <text:p>-47,69</text:p>
          </table:table-cell>
          <table:table-cell table:style-name="ce7" office:value-type="float" office:value="-38.19" calcext:value-type="float">
            <text:p>-38,19</text:p>
          </table:table-cell>
          <table:table-cell table:style-name="ce7" office:value-type="float" office:value="-28.52" calcext:value-type="float">
            <text:p>-28,52</text:p>
          </table:table-cell>
          <table:table-cell table:style-name="ce7" office:value-type="float" office:value="-22.09" calcext:value-type="float">
            <text:p>-22,09</text:p>
          </table:table-cell>
          <table:table-cell table:style-name="ce14"/>
          <table:table-cell table:style-name="ce3" office:value-type="float" office:value="200" calcext:value-type="float">
            <text:p>200</text:p>
          </table:table-cell>
          <table:table-cell table:style-name="ce19" table:formula="of:=-([.$B$22]+[.$B$3]-[.$B$23]-[.B11])" office:value-type="float" office:value="-9.53" calcext:value-type="float">
            <text:p>-9,53</text:p>
          </table:table-cell>
          <table:table-cell table:style-name="ce19" table:formula="of:=-([.$B$22]+[.$C$3]-[.$B$23]-[.C11])" office:value-type="float" office:value="-10.03" calcext:value-type="float">
            <text:p>-10,03</text:p>
          </table:table-cell>
          <table:table-cell table:style-name="ce19" table:formula="of:=-([.$B$22]+[.$D$3]-[.$B$23]-[.D11])" office:value-type="float" office:value="-10.36" calcext:value-type="float">
            <text:p>-10,36</text:p>
          </table:table-cell>
          <table:table-cell table:style-name="ce19" table:formula="of:=-([.$B$22]+[.$E$3]-[.$B$23]-[.E11])" office:value-type="float" office:value="-13.93" calcext:value-type="float">
            <text:p>-13,93</text:p>
          </table:table-cell>
          <table:table-cell table:number-columns-repeated="5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7" office:value-type="float" office:value="-51.15" calcext:value-type="float">
            <text:p>-51,15</text:p>
          </table:table-cell>
          <table:table-cell table:style-name="ce7" office:value-type="float" office:value="-41.8" calcext:value-type="float">
            <text:p>-41,8</text:p>
          </table:table-cell>
          <table:table-cell table:style-name="ce7" office:value-type="float" office:value="-32.16" calcext:value-type="float">
            <text:p>-32,16</text:p>
          </table:table-cell>
          <table:table-cell table:style-name="ce7" office:value-type="float" office:value="-25.34" calcext:value-type="float">
            <text:p>-25,34</text:p>
          </table:table-cell>
          <table:table-cell table:style-name="ce14"/>
          <table:table-cell table:style-name="ce3" office:value-type="float" office:value="300" calcext:value-type="float">
            <text:p>300</text:p>
          </table:table-cell>
          <table:table-cell table:style-name="ce19" table:formula="of:=-([.$B$22]+[.$B$3]-[.$B$23]-[.B12])" office:value-type="float" office:value="-12.99" calcext:value-type="float">
            <text:p>-12,99</text:p>
          </table:table-cell>
          <table:table-cell table:style-name="ce19" table:formula="of:=-([.$B$22]+[.$C$3]-[.$B$23]-[.C12])" office:value-type="float" office:value="-13.64" calcext:value-type="float">
            <text:p>-13,64</text:p>
          </table:table-cell>
          <table:table-cell table:style-name="ce19" table:formula="of:=-([.$B$22]+[.$D$3]-[.$B$23]-[.D12])" office:value-type="float" office:value="-14" calcext:value-type="float">
            <text:p>-14,00</text:p>
          </table:table-cell>
          <table:table-cell table:style-name="ce19" table:formula="of:=-([.$B$22]+[.$E$3]-[.$B$23]-[.E12])" office:value-type="float" office:value="-17.18" calcext:value-type="float">
            <text:p>-17,18</text:p>
          </table:table-cell>
          <table:table-cell table:number-columns-repeated="53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7" office:value-type="float" office:value="-53.89" calcext:value-type="float">
            <text:p>-53,89</text:p>
          </table:table-cell>
          <table:table-cell table:style-name="ce7" office:value-type="float" office:value="-44.79" calcext:value-type="float">
            <text:p>-44,79</text:p>
          </table:table-cell>
          <table:table-cell table:style-name="ce7" office:value-type="float" office:value="-35.4" calcext:value-type="float">
            <text:p>-35,4</text:p>
          </table:table-cell>
          <table:table-cell table:style-name="ce7" office:value-type="float" office:value="-28.26" calcext:value-type="float">
            <text:p>-28,26</text:p>
          </table:table-cell>
          <table:table-cell table:style-name="ce14"/>
          <table:table-cell table:style-name="ce3" office:value-type="float" office:value="400" calcext:value-type="float">
            <text:p>400</text:p>
          </table:table-cell>
          <table:table-cell table:style-name="ce19" table:formula="of:=-([.$B$22]+[.$B$3]-[.$B$23]-[.B13])" office:value-type="float" office:value="-15.73" calcext:value-type="float">
            <text:p>-15,73</text:p>
          </table:table-cell>
          <table:table-cell table:style-name="ce19" table:formula="of:=-([.$B$22]+[.$C$3]-[.$B$23]-[.C13])" office:value-type="float" office:value="-16.63" calcext:value-type="float">
            <text:p>-16,63</text:p>
          </table:table-cell>
          <table:table-cell table:style-name="ce19" table:formula="of:=-([.$B$22]+[.$D$3]-[.$B$23]-[.D13])" office:value-type="float" office:value="-17.24" calcext:value-type="float">
            <text:p>-17,24</text:p>
          </table:table-cell>
          <table:table-cell table:style-name="ce19" table:formula="of:=-([.$B$22]+[.$E$3]-[.$B$23]-[.E13])" office:value-type="float" office:value="-20.1" calcext:value-type="float">
            <text:p>-20,10</text:p>
          </table:table-cell>
          <table:table-cell table:number-columns-repeated="5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7" office:value-type="float" office:value="-57.14" calcext:value-type="float">
            <text:p>-57,14</text:p>
          </table:table-cell>
          <table:table-cell table:style-name="ce7" office:value-type="float" office:value="-48.04" calcext:value-type="float">
            <text:p>-48,04</text:p>
          </table:table-cell>
          <table:table-cell table:style-name="ce7" office:value-type="float" office:value="-38.62" calcext:value-type="float">
            <text:p>-38,62</text:p>
          </table:table-cell>
          <table:table-cell table:style-name="ce7" office:value-type="float" office:value="-31.43" calcext:value-type="float">
            <text:p>-31,43</text:p>
          </table:table-cell>
          <table:table-cell table:style-name="ce14"/>
          <table:table-cell table:style-name="ce3" office:value-type="float" office:value="500" calcext:value-type="float">
            <text:p>500</text:p>
          </table:table-cell>
          <table:table-cell table:style-name="ce19" table:formula="of:=-([.$B$22]+[.$B$3]-[.$B$23]-[.B14])" office:value-type="float" office:value="-18.98" calcext:value-type="float">
            <text:p>-18,98</text:p>
          </table:table-cell>
          <table:table-cell table:style-name="ce19" table:formula="of:=-([.$B$22]+[.$C$3]-[.$B$23]-[.C14])" office:value-type="float" office:value="-19.88" calcext:value-type="float">
            <text:p>-19,88</text:p>
          </table:table-cell>
          <table:table-cell table:style-name="ce19" table:formula="of:=-([.$B$22]+[.$D$3]-[.$B$23]-[.D14])" office:value-type="float" office:value="-20.46" calcext:value-type="float">
            <text:p>-20,46</text:p>
          </table:table-cell>
          <table:table-cell table:style-name="ce19" table:formula="of:=-([.$B$22]+[.$E$3]-[.$B$23]-[.E14])" office:value-type="float" office:value="-23.27" calcext:value-type="float">
            <text:p>-23,27</text:p>
          </table:table-cell>
          <table:table-cell table:number-columns-repeated="53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7" office:value-type="float" office:value="-60.86" calcext:value-type="float">
            <text:p>-60,86</text:p>
          </table:table-cell>
          <table:table-cell table:style-name="ce7" office:value-type="float" office:value="-51.6" calcext:value-type="float">
            <text:p>-51,6</text:p>
          </table:table-cell>
          <table:table-cell table:style-name="ce7" office:value-type="float" office:value="-42.25" calcext:value-type="float">
            <text:p>-42,25</text:p>
          </table:table-cell>
          <table:table-cell table:style-name="ce7" office:value-type="float" office:value="-34.63" calcext:value-type="float">
            <text:p>-34,63</text:p>
          </table:table-cell>
          <table:table-cell table:style-name="ce14"/>
          <table:table-cell table:style-name="ce3" office:value-type="float" office:value="600" calcext:value-type="float">
            <text:p>600</text:p>
          </table:table-cell>
          <table:table-cell table:style-name="ce19" table:formula="of:=-([.$B$22]+[.$B$3]-[.$B$23]-[.B15])" office:value-type="float" office:value="-22.7" calcext:value-type="float">
            <text:p>-22,70</text:p>
          </table:table-cell>
          <table:table-cell table:style-name="ce19" table:formula="of:=-([.$B$22]+[.$C$3]-[.$B$23]-[.C15])" office:value-type="float" office:value="-23.44" calcext:value-type="float">
            <text:p>-23,44</text:p>
          </table:table-cell>
          <table:table-cell table:style-name="ce19" table:formula="of:=-([.$B$22]+[.$D$3]-[.$B$23]-[.D15])" office:value-type="float" office:value="-24.09" calcext:value-type="float">
            <text:p>-24,09</text:p>
          </table:table-cell>
          <table:table-cell table:style-name="ce19" table:formula="of:=-([.$B$22]+[.$E$3]-[.$B$23]-[.E15])" office:value-type="float" office:value="-26.47" calcext:value-type="float">
            <text:p>-26,47</text:p>
          </table:table-cell>
          <table:table-cell table:number-columns-repeated="53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7" office:value-type="float" office:value="-63.11" calcext:value-type="float">
            <text:p>-63,11</text:p>
          </table:table-cell>
          <table:table-cell table:style-name="ce7" office:value-type="float" office:value="-54.14" calcext:value-type="float">
            <text:p>-54,14</text:p>
          </table:table-cell>
          <table:table-cell table:style-name="ce7" office:value-type="float" office:value="-44.95" calcext:value-type="float">
            <text:p>-44,95</text:p>
          </table:table-cell>
          <table:table-cell table:style-name="ce7" office:value-type="float" office:value="-37.08" calcext:value-type="float">
            <text:p>-37,08</text:p>
          </table:table-cell>
          <table:table-cell table:style-name="ce14"/>
          <table:table-cell table:style-name="ce3" office:value-type="float" office:value="700" calcext:value-type="float">
            <text:p>700</text:p>
          </table:table-cell>
          <table:table-cell table:style-name="ce19" table:formula="of:=-([.$B$22]+[.$B$3]-[.$B$23]-[.B16])" office:value-type="float" office:value="-24.95" calcext:value-type="float">
            <text:p>-24,95</text:p>
          </table:table-cell>
          <table:table-cell table:style-name="ce19" table:formula="of:=-([.$B$22]+[.$C$3]-[.$B$23]-[.C16])" office:value-type="float" office:value="-25.98" calcext:value-type="float">
            <text:p>-25,98</text:p>
          </table:table-cell>
          <table:table-cell table:style-name="ce19" table:formula="of:=-([.$B$22]+[.$D$3]-[.$B$23]-[.D16])" office:value-type="float" office:value="-26.79" calcext:value-type="float">
            <text:p>-26,79</text:p>
          </table:table-cell>
          <table:table-cell table:style-name="ce19" table:formula="of:=-([.$B$22]+[.$E$3]-[.$B$23]-[.E16])" office:value-type="float" office:value="-28.92" calcext:value-type="float">
            <text:p>-28,92</text:p>
          </table:table-cell>
          <table:table-cell table:number-columns-repeated="53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7" office:value-type="float" office:value="-66.64" calcext:value-type="float">
            <text:p>-66,64</text:p>
          </table:table-cell>
          <table:table-cell table:style-name="ce7" office:value-type="float" office:value="-57.27" calcext:value-type="float">
            <text:p>-57,27</text:p>
          </table:table-cell>
          <table:table-cell table:style-name="ce7" office:value-type="float" office:value="-47.73" calcext:value-type="float">
            <text:p>-47,73</text:p>
          </table:table-cell>
          <table:table-cell table:style-name="ce7" office:value-type="float" office:value="-39.56" calcext:value-type="float">
            <text:p>-39,56</text:p>
          </table:table-cell>
          <table:table-cell table:style-name="ce14"/>
          <table:table-cell table:style-name="ce3" office:value-type="float" office:value="800" calcext:value-type="float">
            <text:p>800</text:p>
          </table:table-cell>
          <table:table-cell table:style-name="ce19" table:formula="of:=-([.$B$22]+[.$B$3]-[.$B$23]-[.B17])" office:value-type="float" office:value="-28.48" calcext:value-type="float">
            <text:p>-28,48</text:p>
          </table:table-cell>
          <table:table-cell table:style-name="ce19" table:formula="of:=-([.$B$22]+[.$C$3]-[.$B$23]-[.C17])" office:value-type="float" office:value="-29.11" calcext:value-type="float">
            <text:p>-29,11</text:p>
          </table:table-cell>
          <table:table-cell table:style-name="ce19" table:formula="of:=-([.$B$22]+[.$D$3]-[.$B$23]-[.D17])" office:value-type="float" office:value="-29.57" calcext:value-type="float">
            <text:p>-29,57</text:p>
          </table:table-cell>
          <table:table-cell table:style-name="ce19" table:formula="of:=-([.$B$22]+[.$E$3]-[.$B$23]-[.E17])" office:value-type="float" office:value="-31.4" calcext:value-type="float">
            <text:p>-31,40</text:p>
          </table:table-cell>
          <table:table-cell table:number-columns-repeated="53"/>
        </table:table-row>
        <table:table-row table:style-name="ro1">
          <table:table-cell table:style-name="ce3" office:value-type="float" office:value="900" calcext:value-type="float">
            <text:p>900</text:p>
          </table:table-cell>
          <table:table-cell table:style-name="ce7" office:value-type="float" office:value="-69.82" calcext:value-type="float">
            <text:p>-69,82</text:p>
          </table:table-cell>
          <table:table-cell table:style-name="ce7" office:value-type="float" office:value="-60.3" calcext:value-type="float">
            <text:p>-60,3</text:p>
          </table:table-cell>
          <table:table-cell table:style-name="ce7" office:value-type="float" office:value="-50.81" calcext:value-type="float">
            <text:p>-50,81</text:p>
          </table:table-cell>
          <table:table-cell table:style-name="ce7" office:value-type="float" office:value="-42.37" calcext:value-type="float">
            <text:p>-42,37</text:p>
          </table:table-cell>
          <table:table-cell table:style-name="ce14"/>
          <table:table-cell table:style-name="ce3" office:value-type="float" office:value="900" calcext:value-type="float">
            <text:p>900</text:p>
          </table:table-cell>
          <table:table-cell table:style-name="ce19" table:formula="of:=-([.$B$22]+[.$B$3]-[.$B$23]-[.B18])" office:value-type="float" office:value="-31.66" calcext:value-type="float">
            <text:p>-31,66</text:p>
          </table:table-cell>
          <table:table-cell table:style-name="ce19" table:formula="of:=-([.$B$22]+[.$C$3]-[.$B$23]-[.C18])" office:value-type="float" office:value="-32.14" calcext:value-type="float">
            <text:p>-32,14</text:p>
          </table:table-cell>
          <table:table-cell table:style-name="ce19" table:formula="of:=-([.$B$22]+[.$D$3]-[.$B$23]-[.D18])" office:value-type="float" office:value="-32.65" calcext:value-type="float">
            <text:p>-32,65</text:p>
          </table:table-cell>
          <table:table-cell table:style-name="ce19" table:formula="of:=-([.$B$22]+[.$E$3]-[.$B$23]-[.E18])" office:value-type="float" office:value="-34.21" calcext:value-type="float">
            <text:p>-34,21</text:p>
          </table:table-cell>
          <table:table-cell table:number-columns-repeated="5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7" office:value-type="float" office:value="-72.41" calcext:value-type="float">
            <text:p>-72,41</text:p>
          </table:table-cell>
          <table:table-cell table:style-name="ce7" office:value-type="float" office:value="-62.78" calcext:value-type="float">
            <text:p>-62,78</text:p>
          </table:table-cell>
          <table:table-cell table:style-name="ce7" office:value-type="float" office:value="-53.28" calcext:value-type="float">
            <text:p>-53,28</text:p>
          </table:table-cell>
          <table:table-cell table:style-name="ce7" office:value-type="float" office:value="-44.65" calcext:value-type="float">
            <text:p>-44,65</text:p>
          </table:table-cell>
          <table:table-cell table:style-name="ce14"/>
          <table:table-cell table:style-name="ce3" office:value-type="float" office:value="1000" calcext:value-type="float">
            <text:p>1000</text:p>
          </table:table-cell>
          <table:table-cell table:style-name="ce19" table:formula="of:=-([.$B$22]+[.$B$3]-[.$B$23]-[.B19])" office:value-type="float" office:value="-34.25" calcext:value-type="float">
            <text:p>-34,25</text:p>
          </table:table-cell>
          <table:table-cell table:style-name="ce19" table:formula="of:=-([.$B$22]+[.$C$3]-[.$B$23]-[.C19])" office:value-type="float" office:value="-34.62" calcext:value-type="float">
            <text:p>-34,62</text:p>
          </table:table-cell>
          <table:table-cell table:style-name="ce19" table:formula="of:=-([.$B$22]+[.$D$3]-[.$B$23]-[.D19])" office:value-type="float" office:value="-35.12" calcext:value-type="float">
            <text:p>-35,12</text:p>
          </table:table-cell>
          <table:table-cell table:style-name="ce19" table:formula="of:=-([.$B$22]+[.$E$3]-[.$B$23]-[.E19])" office:value-type="float" office:value="-36.49" calcext:value-type="float">
            <text:p>-36,49</text:p>
          </table:table-cell>
          <table:table-cell table:number-columns-repeated="5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7" office:value-type="float" office:value="-93.05" calcext:value-type="float">
            <text:p>-93,05</text:p>
          </table:table-cell>
          <table:table-cell table:style-name="ce7" office:value-type="float" office:value="-88" calcext:value-type="float">
            <text:p>-88</text:p>
          </table:table-cell>
          <table:table-cell table:style-name="ce7" office:value-type="float" office:value="-80.17" calcext:value-type="float">
            <text:p>-80,17</text:p>
          </table:table-cell>
          <table:table-cell table:style-name="ce7" office:value-type="float" office:value="-71.21" calcext:value-type="float">
            <text:p>-71,21</text:p>
          </table:table-cell>
          <table:table-cell table:style-name="ce14"/>
          <table:table-cell table:style-name="ce3" office:value-type="float" office:value="2000" calcext:value-type="float">
            <text:p>2000</text:p>
          </table:table-cell>
          <table:table-cell table:style-name="ce19" table:formula="of:=-([.$B$22]+[.$B$3]-[.$B$23]-[.B20])" office:value-type="float" office:value="-54.89" calcext:value-type="float">
            <text:p>-54,89</text:p>
          </table:table-cell>
          <table:table-cell table:style-name="ce19" table:formula="of:=-([.$B$22]+[.$C$3]-[.$B$23]-[.C20])" office:value-type="float" office:value="-59.84" calcext:value-type="float">
            <text:p>-59,84</text:p>
          </table:table-cell>
          <table:table-cell table:style-name="ce19" table:formula="of:=-([.$B$22]+[.$D$3]-[.$B$23]-[.D20])" office:value-type="float" office:value="-62.01" calcext:value-type="float">
            <text:p>-62,01</text:p>
          </table:table-cell>
          <table:table-cell table:style-name="ce19" table:formula="of:=-([.$B$22]+[.$E$3]-[.$B$23]-[.E20])" office:value-type="float" office:value="-63.05" calcext:value-type="float">
            <text:p>-63,0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2">
          <table:table-cell table:style-name="ce4" office:value-type="string" calcext:value-type="string">
            <text:p>Potencia del transmisor en dBm</text:p>
          </table:table-cell>
          <table:table-cell table:style-name="ce9" office:value-type="float" office:value="-8.16" calcext:value-type="float">
            <text:p>-8,16</text:p>
          </table:table-cell>
          <table:table-cell table:style-name="ce12" office:value-type="string" calcext:value-type="string">
            <text:p>Registre el valor de potencia medido con un cable muy corto en longitud, con ganancia cero en el transmisior (GTX = 0), sin el atenuador 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tenuador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 cambiar</text:p>
          </table:table-cell>
          <table:table-cell table:number-columns-repeated="61"/>
        </table:table-row>
        <table:table-row table:style-name="ro1">
          <table:table-cell/>
          <table:table-cell>
            <draw:frame table:end-cell-address="Hoja1.G52" table:end-x="0.377cm" table:end-y="0.396cm" draw:z-index="1" draw:name="Chart 2" draw:style-name="gr1" draw:text-style-name="P1" svg:width="13.36cm" svg:height="13.572cm" svg:x="0.079cm" svg:y="0.159cm">
              <draw:object draw:notify-on-update-of-ranges="Hoja1.B5:Hoja1.B20 Hoja1.A5:Hoja1.A20 Hoja1.C5:Hoja1.C20 Hoja1.A5:Hoja1.A20 Hoja1.D5:Hoja1.D20 Hoja1.A5:Hoja1.A20 Hoja1.E5:Hoja1.E20 Hoja1.A5:Hoja1.A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7"/>
          <table:table-cell>
            <draw:frame table:end-cell-address="Hoja1.Q57" table:end-x="0.725cm" table:end-y="0.29cm" draw:z-index="0" draw:name="Chart 1" draw:style-name="gr1" draw:text-style-name="P1" svg:width="20.16cm" svg:height="14.657cm" svg:x="2.226cm" svg:y="0.397cm">
              <draw:object draw:notify-on-update-of-ranges="Hoja1.H5:Hoja1.H20 Hoja1.G5:Hoja1.G20 Hoja1.I5:Hoja1.I20 Hoja1.G5:Hoja1.G20 Hoja1.J5:Hoja1.J20 Hoja1.G5:Hoja1.G20 Hoja1.K5:Hoja1.K20 Hoja1.G5:Hoja1.G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 table:number-rows-repeated="975">
          <table:table-cell table:number-columns-repeated="64"/>
        </table:table-row>
        <table:table-row table:style-name="ro3" table:number-rows-repeated="104757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name-complex="Liberation sans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8:02:35</meta:creation-date>
    <dc:date>2022-11-09T19:32:55.561623142</dc:date>
    <meta:editing-duration>PT23M54S</meta:editing-duration>
    <meta:editing-cycles>1</meta:editing-cycles>
    <meta:document-statistic meta:table-count="1" meta:cell-count="184" meta:object-count="2"/>
    <meta:generator>LibreOffice/6.4.7.2$Linux_X86_64 LibreOffice_project/40$Build-2</meta:generator>
    <meta:user-defined meta:name="ContentTypeId">0x010100110FE193CB7A714F83BC2777BC76593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true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9" style:family="chart" style:data-style-name="N2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2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2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 style:data-style-name="N2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0.161cm" svg:height="14.658cm" xlink:href=".." xlink:type="simple" chart:class="chart:scatter" chart:style-name="ch1">
        <chart:legend chart:legend-position="bottom" svg:x="5.162cm" svg:y="14.086cm" style:legend-expansion="wide" chart:style-name="ch2"/>
        <chart:plot-area chart:style-name="ch3" table:cell-range-address="Hoja1.G5:Hoja1.K20" chart:data-source-has-labels="row" svg:x="0.403cm" svg:y="0.293cm" svg:width="19.355cm" svg:height="12.286cm">
          <chartooo:coordinate-region svg:x="1.033cm" svg:y="0.479cm" svg:width="18.3cm" svg:height="11.915cm"/>
          <chart:axis chart:dimension="x" chart:name="primary-x" chart:style-name="ch4">
            <chart:title svg:x="8.666cm" svg:y="12.873cm" chart:style-name="ch5">
              <text:p>Frecuencia MHz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</chart:axis>
          <chart:series chart:style-name="ch9" chart:values-cell-range-address="Hoja1.H5:Hoja1.H20" loext:label-string="&quot;GTX = 0 dB&quot;" chart:class="chart:scatter">
            <chart:domain table:cell-range-address="Hoja1.G5:Hoja1.G20"/>
            <chart:data-point chart:repeated="16"/>
          </chart:series>
          <chart:series chart:style-name="ch10" chart:values-cell-range-address="Hoja1.I5:Hoja1.I20" loext:label-string="&quot;GTX = 5 dB&quot;" chart:class="chart:scatter">
            <chart:data-point chart:repeated="16"/>
          </chart:series>
          <chart:series chart:style-name="ch11" chart:values-cell-range-address="Hoja1.J5:Hoja1.J20" loext:label-string="&quot;GTX = 10 dB&quot;" chart:class="chart:scatter">
            <chart:data-point chart:repeated="16"/>
          </chart:series>
          <chart:series chart:style-name="ch12" chart:values-cell-range-address="Hoja1.K5:Hoja1.K20" loext:label-string="&quot;GTX = 15 dB&quot;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G5:Hoja1.G20</svg:desc>
                </draw:g>
              </table:table-cell>
              <table:table-cell office:value-type="float" office:value="-5.61000000000001">
                <text:p>-5.61000000000001</text:p>
                <draw:g>
                  <svg:desc>Hoja1.H5:Hoja1.H20</svg:desc>
                </draw:g>
              </table:table-cell>
              <table:table-cell office:value-type="float" office:value="-5.96">
                <text:p>-5.96</text:p>
                <draw:g>
                  <svg:desc>Hoja1.I5:Hoja1.I20</svg:desc>
                </draw:g>
              </table:table-cell>
              <table:table-cell office:value-type="float" office:value="-6.22">
                <text:p>-6.22</text:p>
                <draw:g>
                  <svg:desc>Hoja1.J5:Hoja1.J20</svg:desc>
                </draw:g>
              </table:table-cell>
              <table:table-cell office:value-type="float" office:value="-9.47">
                <text:p>-9.47</text:p>
                <draw:g>
                  <svg:desc>Hoja1.K5:Hoja1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4.76000000000001">
                <text:p>-4.76000000000001</text:p>
              </table:table-cell>
              <table:table-cell office:value-type="float" office:value="-4.99">
                <text:p>-4.99</text:p>
              </table:table-cell>
              <table:table-cell office:value-type="float" office:value="-5.31">
                <text:p>-5.31</text:p>
              </table:table-cell>
              <table:table-cell office:value-type="float" office:value="-9.39">
                <text:p>-9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4.71">
                <text:p>-4.71</text:p>
              </table:table-cell>
              <table:table-cell office:value-type="float" office:value="-5.08">
                <text:p>-5.08</text:p>
              </table:table-cell>
              <table:table-cell office:value-type="float" office:value="-5.31">
                <text:p>-5.31</text:p>
              </table:table-cell>
              <table:table-cell office:value-type="float" office:value="-9.56">
                <text:p>-9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5.05">
                <text:p>-5.05</text:p>
              </table:table-cell>
              <table:table-cell office:value-type="float" office:value="-5.41">
                <text:p>-5.41</text:p>
              </table:table-cell>
              <table:table-cell office:value-type="float" office:value="-5.65">
                <text:p>-5.65</text:p>
              </table:table-cell>
              <table:table-cell office:value-type="float" office:value="-9.96">
                <text:p>-9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5.41">
                <text:p>-5.41</text:p>
              </table:table-cell>
              <table:table-cell office:value-type="float" office:value="-5.76">
                <text:p>-5.76</text:p>
              </table:table-cell>
              <table:table-cell office:value-type="float" office:value="-5.92">
                <text:p>-5.92</text:p>
              </table:table-cell>
              <table:table-cell office:value-type="float" office:value="-10.17">
                <text:p>-10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5.71">
                <text:p>-5.71</text:p>
              </table:table-cell>
              <table:table-cell office:value-type="float" office:value="-6.01">
                <text:p>-6.01</text:p>
              </table:table-cell>
              <table:table-cell office:value-type="float" office:value="-6.27">
                <text:p>-6.27</text:p>
              </table:table-cell>
              <table:table-cell office:value-type="float" office:value="-10.4">
                <text:p>-1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9.53">
                <text:p>-9.53</text:p>
              </table:table-cell>
              <table:table-cell office:value-type="float" office:value="-10.03">
                <text:p>-10.03</text:p>
              </table:table-cell>
              <table:table-cell office:value-type="float" office:value="-10.36">
                <text:p>-10.36</text:p>
              </table:table-cell>
              <table:table-cell office:value-type="float" office:value="-13.93">
                <text:p>-13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12.99">
                <text:p>-12.99</text:p>
              </table:table-cell>
              <table:table-cell office:value-type="float" office:value="-13.64">
                <text:p>-13.64</text:p>
              </table:table-cell>
              <table:table-cell office:value-type="float" office:value="-14">
                <text:p>-14</text:p>
              </table:table-cell>
              <table:table-cell office:value-type="float" office:value="-17.18">
                <text:p>-17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15.73">
                <text:p>-15.73</text:p>
              </table:table-cell>
              <table:table-cell office:value-type="float" office:value="-16.63">
                <text:p>-16.63</text:p>
              </table:table-cell>
              <table:table-cell office:value-type="float" office:value="-17.24">
                <text:p>-17.24</text:p>
              </table:table-cell>
              <table:table-cell office:value-type="float" office:value="-20.1">
                <text:p>-2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18.98">
                <text:p>-18.98</text:p>
              </table:table-cell>
              <table:table-cell office:value-type="float" office:value="-19.88">
                <text:p>-19.88</text:p>
              </table:table-cell>
              <table:table-cell office:value-type="float" office:value="-20.46">
                <text:p>-20.46</text:p>
              </table:table-cell>
              <table:table-cell office:value-type="float" office:value="-23.27">
                <text:p>-23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22.7">
                <text:p>-22.7</text:p>
              </table:table-cell>
              <table:table-cell office:value-type="float" office:value="-23.44">
                <text:p>-23.44</text:p>
              </table:table-cell>
              <table:table-cell office:value-type="float" office:value="-24.09">
                <text:p>-24.09</text:p>
              </table:table-cell>
              <table:table-cell office:value-type="float" office:value="-26.47">
                <text:p>-26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24.95">
                <text:p>-24.95</text:p>
              </table:table-cell>
              <table:table-cell office:value-type="float" office:value="-25.98">
                <text:p>-25.98</text:p>
              </table:table-cell>
              <table:table-cell office:value-type="float" office:value="-26.79">
                <text:p>-26.79</text:p>
              </table:table-cell>
              <table:table-cell office:value-type="float" office:value="-28.92">
                <text:p>-28.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28.48">
                <text:p>-28.48</text:p>
              </table:table-cell>
              <table:table-cell office:value-type="float" office:value="-29.11">
                <text:p>-29.11</text:p>
              </table:table-cell>
              <table:table-cell office:value-type="float" office:value="-29.57">
                <text:p>-29.57</text:p>
              </table:table-cell>
              <table:table-cell office:value-type="float" office:value="-31.4">
                <text:p>-3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31.66">
                <text:p>-31.66</text:p>
              </table:table-cell>
              <table:table-cell office:value-type="float" office:value="-32.14">
                <text:p>-32.14</text:p>
              </table:table-cell>
              <table:table-cell office:value-type="float" office:value="-32.65">
                <text:p>-32.65</text:p>
              </table:table-cell>
              <table:table-cell office:value-type="float" office:value="-34.21">
                <text:p>-34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34.25">
                <text:p>-34.25</text:p>
              </table:table-cell>
              <table:table-cell office:value-type="float" office:value="-34.62">
                <text:p>-34.62</text:p>
              </table:table-cell>
              <table:table-cell office:value-type="float" office:value="-35.12">
                <text:p>-35.12</text:p>
              </table:table-cell>
              <table:table-cell office:value-type="float" office:value="-36.49">
                <text:p>-36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54.89">
                <text:p>-54.89</text:p>
              </table:table-cell>
              <table:table-cell office:value-type="float" office:value="-59.84">
                <text:p>-59.84</text:p>
              </table:table-cell>
              <table:table-cell office:value-type="float" office:value="-62.01">
                <text:p>-62.01</text:p>
              </table:table-cell>
              <table:table-cell office:value-type="float" office:value="-63.05">
                <text:p>-63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true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3.361cm" svg:height="13.573cm" xlink:href=".." xlink:type="simple" chart:class="chart:scatter" chart:style-name="ch1">
        <chart:legend chart:legend-position="bottom" svg:x="1.762cm" svg:y="13.001cm" style:legend-expansion="wide" chart:style-name="ch2"/>
        <chart:plot-area chart:style-name="ch3" table:cell-range-address="Hoja1.A5:Hoja1.E20" chart:data-source-has-labels="row" svg:x="1.327cm" svg:y="0.271cm" svg:width="11.767cm" svg:height="11.245cm">
          <chartooo:coordinate-region svg:x="1.957cm" svg:y="0.457cm" svg:width="10.712cm" svg:height="10.874cm"/>
          <chart:axis chart:dimension="x" chart:name="primary-x" chart:style-name="ch4">
            <chart:title svg:x="5.796cm" svg:y="11.788cm" chart:style-name="ch5">
              <text:p>Frecuencia MHz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571cm" chart:style-name="ch9">
              <text:p>Potencia RX [dBm]</text:p>
            </chart:title>
            <chart:grid chart:style-name="ch6" chart:class="major"/>
          </chart:axis>
          <chart:series chart:style-name="ch10" chart:values-cell-range-address="Hoja1.B5:Hoja1.B20" loext:label-string="&quot;GTX = 0 dB&quot;" chart:class="chart:scatter">
            <chart:domain table:cell-range-address="Hoja1.A5:Hoja1.A20"/>
            <chart:data-point chart:repeated="16"/>
          </chart:series>
          <chart:series chart:style-name="ch11" chart:values-cell-range-address="Hoja1.C5:Hoja1.C20" loext:label-string="&quot;GTX = 5 dB&quot;" chart:class="chart:scatter">
            <chart:data-point chart:repeated="16"/>
          </chart:series>
          <chart:series chart:style-name="ch12" chart:values-cell-range-address="Hoja1.D5:Hoja1.D20" loext:label-string="&quot;GTX = 10 dB&quot;" chart:class="chart:scatter">
            <chart:data-point chart:repeated="16"/>
          </chart:series>
          <chart:series chart:style-name="ch13" chart:values-cell-range-address="Hoja1.E5:Hoja1.E20" loext:label-string="&quot;GTX = 15 dB&quot;" chart:class="chart:scatte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A5:Hoja1.A20</svg:desc>
                </draw:g>
              </table:table-cell>
              <table:table-cell office:value-type="float" office:value="-43.77">
                <text:p>-43.77</text:p>
                <draw:g>
                  <svg:desc>Hoja1.B5:Hoja1.B20</svg:desc>
                </draw:g>
              </table:table-cell>
              <table:table-cell office:value-type="float" office:value="-34.12">
                <text:p>-34.12</text:p>
                <draw:g>
                  <svg:desc>Hoja1.C5:Hoja1.C20</svg:desc>
                </draw:g>
              </table:table-cell>
              <table:table-cell office:value-type="float" office:value="-24.38">
                <text:p>-24.38</text:p>
                <draw:g>
                  <svg:desc>Hoja1.D5:Hoja1.D20</svg:desc>
                </draw:g>
              </table:table-cell>
              <table:table-cell office:value-type="float" office:value="-17.63">
                <text:p>-17.63</text:p>
                <draw:g>
                  <svg:desc>Hoja1.E5:Hoja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42.92">
                <text:p>-42.92</text:p>
              </table:table-cell>
              <table:table-cell office:value-type="float" office:value="-33.15">
                <text:p>-33.15</text:p>
              </table:table-cell>
              <table:table-cell office:value-type="float" office:value="-23.47">
                <text:p>-23.47</text:p>
              </table:table-cell>
              <table:table-cell office:value-type="float" office:value="-17.55">
                <text:p>-17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42.87">
                <text:p>-42.87</text:p>
              </table:table-cell>
              <table:table-cell office:value-type="float" office:value="-33.24">
                <text:p>-33.24</text:p>
              </table:table-cell>
              <table:table-cell office:value-type="float" office:value="-23.47">
                <text:p>-23.47</text:p>
              </table:table-cell>
              <table:table-cell office:value-type="float" office:value="-17.72">
                <text:p>-17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43.21">
                <text:p>-43.21</text:p>
              </table:table-cell>
              <table:table-cell office:value-type="float" office:value="-33.57">
                <text:p>-33.57</text:p>
              </table:table-cell>
              <table:table-cell office:value-type="float" office:value="-23.81">
                <text:p>-23.81</text:p>
              </table:table-cell>
              <table:table-cell office:value-type="float" office:value="-18.12">
                <text:p>-18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43.57">
                <text:p>-43.57</text:p>
              </table:table-cell>
              <table:table-cell office:value-type="float" office:value="-33.92">
                <text:p>-33.92</text:p>
              </table:table-cell>
              <table:table-cell office:value-type="float" office:value="-24.08">
                <text:p>-24.08</text:p>
              </table:table-cell>
              <table:table-cell office:value-type="float" office:value="-18.33">
                <text:p>-18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43.87">
                <text:p>-43.87</text:p>
              </table:table-cell>
              <table:table-cell office:value-type="float" office:value="-34.17">
                <text:p>-34.17</text:p>
              </table:table-cell>
              <table:table-cell office:value-type="float" office:value="-24.43">
                <text:p>-24.43</text:p>
              </table:table-cell>
              <table:table-cell office:value-type="float" office:value="-18.56">
                <text:p>-18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47.69">
                <text:p>-47.69</text:p>
              </table:table-cell>
              <table:table-cell office:value-type="float" office:value="-38.19">
                <text:p>-38.19</text:p>
              </table:table-cell>
              <table:table-cell office:value-type="float" office:value="-28.52">
                <text:p>-28.52</text:p>
              </table:table-cell>
              <table:table-cell office:value-type="float" office:value="-22.09">
                <text:p>-22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51.15">
                <text:p>-51.15</text:p>
              </table:table-cell>
              <table:table-cell office:value-type="float" office:value="-41.8">
                <text:p>-41.8</text:p>
              </table:table-cell>
              <table:table-cell office:value-type="float" office:value="-32.16">
                <text:p>-32.16</text:p>
              </table:table-cell>
              <table:table-cell office:value-type="float" office:value="-25.34">
                <text:p>-25.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53.89">
                <text:p>-53.89</text:p>
              </table:table-cell>
              <table:table-cell office:value-type="float" office:value="-44.79">
                <text:p>-44.79</text:p>
              </table:table-cell>
              <table:table-cell office:value-type="float" office:value="-35.4">
                <text:p>-35.4</text:p>
              </table:table-cell>
              <table:table-cell office:value-type="float" office:value="-28.26">
                <text:p>-28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57.14">
                <text:p>-57.14</text:p>
              </table:table-cell>
              <table:table-cell office:value-type="float" office:value="-48.04">
                <text:p>-48.04</text:p>
              </table:table-cell>
              <table:table-cell office:value-type="float" office:value="-38.62">
                <text:p>-38.62</text:p>
              </table:table-cell>
              <table:table-cell office:value-type="float" office:value="-31.43">
                <text:p>-31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60.86">
                <text:p>-60.86</text:p>
              </table:table-cell>
              <table:table-cell office:value-type="float" office:value="-51.6">
                <text:p>-51.6</text:p>
              </table:table-cell>
              <table:table-cell office:value-type="float" office:value="-42.25">
                <text:p>-42.25</text:p>
              </table:table-cell>
              <table:table-cell office:value-type="float" office:value="-34.63">
                <text:p>-34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63.11">
                <text:p>-63.11</text:p>
              </table:table-cell>
              <table:table-cell office:value-type="float" office:value="-54.14">
                <text:p>-54.14</text:p>
              </table:table-cell>
              <table:table-cell office:value-type="float" office:value="-44.95">
                <text:p>-44.95</text:p>
              </table:table-cell>
              <table:table-cell office:value-type="float" office:value="-37.08">
                <text:p>-37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66.64">
                <text:p>-66.64</text:p>
              </table:table-cell>
              <table:table-cell office:value-type="float" office:value="-57.27">
                <text:p>-57.27</text:p>
              </table:table-cell>
              <table:table-cell office:value-type="float" office:value="-47.73">
                <text:p>-47.73</text:p>
              </table:table-cell>
              <table:table-cell office:value-type="float" office:value="-39.56">
                <text:p>-39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69.82">
                <text:p>-69.82</text:p>
              </table:table-cell>
              <table:table-cell office:value-type="float" office:value="-60.3">
                <text:p>-60.3</text:p>
              </table:table-cell>
              <table:table-cell office:value-type="float" office:value="-50.81">
                <text:p>-50.81</text:p>
              </table:table-cell>
              <table:table-cell office:value-type="float" office:value="-42.37">
                <text:p>-42.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72.41">
                <text:p>-72.41</text:p>
              </table:table-cell>
              <table:table-cell office:value-type="float" office:value="-62.78">
                <text:p>-62.78</text:p>
              </table:table-cell>
              <table:table-cell office:value-type="float" office:value="-53.28">
                <text:p>-53.28</text:p>
              </table:table-cell>
              <table:table-cell office:value-type="float" office:value="-44.65">
                <text:p>-44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93.05">
                <text:p>-93.05</text:p>
              </table:table-cell>
              <table:table-cell office:value-type="float" office:value="-88">
                <text:p>-88</text:p>
              </table:table-cell>
              <table:table-cell office:value-type="float" office:value="-80.17">
                <text:p>-80.17</text:p>
              </table:table-cell>
              <table:table-cell office:value-type="float" office:value="-71.21">
                <text:p>-71.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